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492in"/>
    </style:style>
    <style:style style:name="co2" style:family="table-column">
      <style:table-column-properties fo:break-before="auto" style:column-width="5.0575in"/>
    </style:style>
    <style:style style:name="co3" style:family="table-column">
      <style:table-column-properties fo:break-before="auto" style:column-width="2.10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654in"/>
    </style:style>
    <style:style style:name="co6" style:family="table-column">
      <style:table-column-properties fo:break-before="auto" style:column-width="2.0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4477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66ddee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2ea495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0"/>
  </office:automatic-styles>
  <office:body>
    <office:spreadsheet>
      <table:table table:name="awstatscopy-201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>
            <text:p>Server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File</text:p>
          </table:table-cell>
          <table:table-cell table:style-name="ce4" office:value-type="string">
            <text:p>Viewed</text:p>
          </table:table-cell>
          <table:table-cell table:style-name="ce4" office:value-type="string">
            <text:p>Average size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Exit</text:p>
          </table:table-cell>
          <table:table-cell table:style-name="ce5" office:value-type="string">
            <text:p>Year</text:p>
          </table:table-cell>
        </table:table-row>
        <table:table-row table:style-name="ro1">
          <table:table-cell office:value-type="string">
            <text:p>downloads.ice</text:p>
          </table:table-cell>
          <table:table-cell table:style-name="ce3" office:value-type="string">
            <text:p>;osgeo;4.5;osgeo-live-vm-4.5.7z</text:p>
          </table:table-cell>
          <table:table-cell office:value-type="string">
            <text:p>osgeo-live-vm-4.5.7z</text:p>
          </table:table-cell>
          <table:table-cell table:style-name="ce3" office:value-type="float" office:value="182">
            <text:p>182</text:p>
          </table:table-cell>
          <table:table-cell table:style-name="ce3" office:value-type="string">
            <text:p>2.51 GB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121">
            <text:p>121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;downloads;osgeo;gisvm;5.0rc6;osgeo-live-5.0-mini.iso</text:p>
          </table:table-cell>
          <table:table-cell office:value-type="string">
            <text:p>osgeo-live-5.0-mini.iso</text:p>
          </table:table-cell>
          <table:table-cell office:value-type="float" office:value="4">
            <text:p>4</text:p>
          </table:table-cell>
          <table:table-cell office:value-type="string">
            <text:p>2.59 GB</text:p>
          </table:table-cell>
          <table:table-cell table:number-columns-repeated="2"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downloads.ice</text:p>
          </table:table-cell>
          <table:table-cell table:style-name="ce3" office:value-type="string">
            <text:p>;osgeo;5.0;osgeo-live-vm-5.0.7z</text:p>
          </table:table-cell>
          <table:table-cell office:value-type="string">
            <text:p>osgeo-live-vm-5.0.7z</text:p>
          </table:table-cell>
          <table:table-cell table:style-name="ce3" office:value-type="float" office:value="358">
            <text:p>358</text:p>
          </table:table-cell>
          <table:table-cell table:style-name="ce3" office:value-type="string">
            <text:p>2.69 GB</text:p>
          </table:table-cell>
          <table:table-cell table:style-name="ce3" office:value-type="float" office:value="259">
            <text:p>259</text:p>
          </table:table-cell>
          <table:table-cell table:style-name="ce3" office:value-type="float" office:value="262">
            <text:p>262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;downloads;osgeo;gisvm;latest;osgeo-live-mini-4.5.iso</text:p>
          </table:table-cell>
          <table:table-cell office:value-type="string">
            <text:p>osgeo-live-mini-4.5.iso</text:p>
          </table:table-cell>
          <table:table-cell office:value-type="float" office:value="22">
            <text:p>22</text:p>
          </table:table-cell>
          <table:table-cell office:value-type="string">
            <text:p>3.10 GB</text:p>
          </table:table-cell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;downloads;osgeo;gisvm;4.0.1;osgeolive-4.0.1-mini.iso</text:p>
          </table:table-cell>
          <table:table-cell office:value-type="string">
            <text:p>osgeolive-4.0.1-mini.iso</text:p>
          </table:table-cell>
          <table:table-cell office:value-type="float" office:value="92">
            <text:p>92</text:p>
          </table:table-cell>
          <table:table-cell office:value-type="string">
            <text:p>3.15 GB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downloads.ice</text:p>
          </table:table-cell>
          <table:table-cell table:style-name="ce3" office:value-type="string">
            <text:p>;osgeo;4.5;osgeo-live-mini-4.5.iso</text:p>
          </table:table-cell>
          <table:table-cell office:value-type="string">
            <text:p>osgeo-live-mini-4.5.iso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3.41 GB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6">
            <text:p>46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;downloads;osgeo;gisvm;4.5;osgeo-live-mini-4.5.iso</text:p>
          </table:table-cell>
          <table:table-cell office:value-type="string">
            <text:p>osgeo-live-mini-4.5.iso</text:p>
          </table:table-cell>
          <table:table-cell office:value-type="float" office:value="117">
            <text:p>117</text:p>
          </table:table-cell>
          <table:table-cell office:value-type="string">
            <text:p>3.41 GB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downloads.ice</text:p>
          </table:table-cell>
          <table:table-cell table:style-name="ce3" office:value-type="string">
            <text:p>;osgeo;5.0;osgeo-live-mini-5.0.iso</text:p>
          </table:table-cell>
          <table:table-cell office:value-type="string">
            <text:p>osgeo-live-mini-5.0.iso</text:p>
          </table:table-cell>
          <table:table-cell table:style-name="ce3" office:value-type="float" office:value="677">
            <text:p>677</text:p>
          </table:table-cell>
          <table:table-cell table:style-name="ce3" office:value-type="string">
            <text:p>3.45 GB</text:p>
          </table:table-cell>
          <table:table-cell table:style-name="ce3" office:value-type="float" office:value="476">
            <text:p>476</text:p>
          </table:table-cell>
          <table:table-cell table:style-name="ce3" office:value-type="float" office:value="483">
            <text:p>483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;downloads;osgeo;gisvm;latest;osgeo-live-5.0-mini.iso</text:p>
          </table:table-cell>
          <table:table-cell office:value-type="string">
            <text:p>osgeo-live-5.0-mini.iso</text:p>
          </table:table-cell>
          <table:table-cell office:value-type="float" office:value="31">
            <text:p>31</text:p>
          </table:table-cell>
          <table:table-cell office:value-type="string">
            <text:p>3.45 GB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;downloads;osgeo;gisvm;latest;osgeo-live-mini-5.0.iso</text:p>
          </table:table-cell>
          <table:table-cell office:value-type="string">
            <text:p>osgeo-live-mini-5.0.iso</text:p>
          </table:table-cell>
          <table:table-cell office:value-type="float" office:value="7">
            <text:p>7</text:p>
          </table:table-cell>
          <table:table-cell office:value-type="string">
            <text:p>3.45 GB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;downloads;osgeo;gisvm;latest;osgeo-live-4.5.iso</text:p>
          </table:table-cell>
          <table:table-cell office:value-type="string">
            <text:p>osgeo-live-4.5.iso</text:p>
          </table:table-cell>
          <table:table-cell office:value-type="float" office:value="74">
            <text:p>74</text:p>
          </table:table-cell>
          <table:table-cell office:value-type="string">
            <text:p>4.03 GB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;downloads;osgeo;gisvm;4.5;osgeo-live-4.5.iso</text:p>
          </table:table-cell>
          <table:table-cell office:value-type="string">
            <text:p>osgeo-live-4.5.iso</text:p>
          </table:table-cell>
          <table:table-cell office:value-type="float" office:value="471">
            <text:p>471</text:p>
          </table:table-cell>
          <table:table-cell office:value-type="string">
            <text:p>4.12 GB</text:p>
          </table:table-cell>
          <table:table-cell office:value-type="float" office:value="268">
            <text:p>268</text:p>
          </table:table-cell>
          <table:table-cell office:value-type="float" office:value="295">
            <text:p>295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downloads.ice</text:p>
          </table:table-cell>
          <table:table-cell table:style-name="ce3" office:value-type="string">
            <text:p>;osgeo;4.5;osgeo-live-4.5.iso</text:p>
          </table:table-cell>
          <table:table-cell office:value-type="string">
            <text:p>osgeo-live-4.5.iso</text:p>
          </table:table-cell>
          <table:table-cell table:style-name="ce3" office:value-type="float" office:value="289">
            <text:p>289</text:p>
          </table:table-cell>
          <table:table-cell table:style-name="ce3" office:value-type="string">
            <text:p>4.14 GB</text:p>
          </table:table-cell>
          <table:table-cell table:style-name="ce3" office:value-type="float" office:value="208">
            <text:p>208</text:p>
          </table:table-cell>
          <table:table-cell table:style-name="ce3" office:value-type="float" office:value="207">
            <text:p>207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;downloads;osgeo;gisvm;3.0rc6;Arramagong-Livedvd-v3-Final.iso</text:p>
          </table:table-cell>
          <table:table-cell office:value-type="string">
            <text:p>Arramagong-Livedvd-v3-Final.iso</text:p>
          </table:table-cell>
          <table:table-cell office:value-type="float" office:value="524">
            <text:p>524</text:p>
          </table:table-cell>
          <table:table-cell office:value-type="string">
            <text:p>4.19 GB</text:p>
          </table:table-cell>
          <table:table-cell office:value-type="float" office:value="312">
            <text:p>312</text:p>
          </table:table-cell>
          <table:table-cell office:value-type="float" office:value="302">
            <text:p>302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downloads.ice</text:p>
          </table:table-cell>
          <table:table-cell table:style-name="ce3" office:value-type="string">
            <text:p>;osgeo;5.0;osgeo-live-5.0.iso</text:p>
          </table:table-cell>
          <table:table-cell office:value-type="string">
            <text:p>osgeo-live-5.0.iso</text:p>
          </table:table-cell>
          <table:table-cell table:style-name="ce3" office:value-type="float" office:value="844">
            <text:p>844</text:p>
          </table:table-cell>
          <table:table-cell table:style-name="ce3" office:value-type="string">
            <text:p>4.25 GB</text:p>
          </table:table-cell>
          <table:table-cell table:style-name="ce3" office:value-type="float" office:value="593">
            <text:p>593</text:p>
          </table:table-cell>
          <table:table-cell table:style-name="ce3" office:value-type="float" office:value="587">
            <text:p>587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;downloads;osgeo;gisvm;4.0.1;osgeolive-4.0.1.iso</text:p>
          </table:table-cell>
          <table:table-cell office:value-type="string">
            <text:p>osgeolive-4.0.1.iso</text:p>
          </table:table-cell>
          <table:table-cell office:value-type="float" office:value="391">
            <text:p>391</text:p>
          </table:table-cell>
          <table:table-cell office:value-type="string">
            <text:p>4.27 GB</text:p>
          </table:table-cell>
          <table:table-cell office:value-type="float" office:value="133">
            <text:p>133</text:p>
          </table:table-cell>
          <table:table-cell office:value-type="float" office:value="213">
            <text:p>213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;downloads;osgeo;gisvm;latest;osgeo-live-5.0.iso</text:p>
          </table:table-cell>
          <table:table-cell office:value-type="string">
            <text:p>osgeo-live-5.0.iso</text:p>
          </table:table-cell>
          <table:table-cell office:value-type="float" office:value="39">
            <text:p>39</text:p>
          </table:table-cell>
          <table:table-cell office:value-type="string">
            <text:p>4.28 GB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downloads.ice</text:p>
          </table:table-cell>
          <table:table-cell table:style-name="ce3" office:value-type="string">
            <text:p>;osgeo;4.0.1;osgeolive-4.0.1.iso</text:p>
          </table:table-cell>
          <table:table-cell office:value-type="string">
            <text:p>osgeolive-4.0.1.iso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4.32 GB</text:p>
          </table:table-cell>
          <table:table-cell table:number-columns-repeated="2" table:style-name="ce3"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;downloads;osgeo;gisvm;gisvm;5.0.1;osgeo-live-5.0.1.iso</text:p>
          </table:table-cell>
          <table:table-cell office:value-type="string">
            <text:p>osgeo-live-5.0.1.iso</text:p>
          </table:table-cell>
          <table:table-cell office:value-type="float" office:value="14">
            <text:p>14</text:p>
          </table:table-cell>
          <table:table-cell office:value-type="string">
            <text:p>4.35 GB</text:p>
          </table:table-cell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</table:table>
      <table:table table:name="Sheet2" table:style-name="ta1" table:print="false">
        <table:table-column table:style-name="co4" table:number-columns-repeated="6" table:default-cell-style-name="Default"/>
        <table:table-column table:style-name="co4" table:default-cell-style-name="ce10"/>
        <table:table-row table:style-name="ro1">
          <table:table-cell table:style-name="ce5" office:value-type="string">
            <text:p>Server</text:p>
          </table:table-cell>
          <table:table-cell table:style-name="ce6" office:value-type="string">
            <text:p>Countries</text:p>
          </table:table-cell>
          <table:table-cell table:style-name="ce5" office:value-type="string">
            <text:p>Code</text:p>
          </table:table-cell>
          <table:table-cell table:style-name="ce7" office:value-type="string">
            <text:p>Pages</text:p>
          </table:table-cell>
          <table:table-cell table:style-name="ce8" office:value-type="string">
            <text:p>Hits</text:p>
          </table:table-cell>
          <table:table-cell table:style-name="ce9" office:value-type="string">
            <text:p>Bandwidth</text:p>
          </table:table-cell>
          <table:table-cell table:style-name="ce5" office:value-type="string">
            <text:p>GB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El Salvador</text:p>
          </table:table-cell>
          <table:table-cell office:value-type="string">
            <text:p>sv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2.59 GB</text:p>
          </table:table-cell>
          <table:table-cell table:formula="of:=VALUE(SUBSTITUTE([.F2];&quot; GB&quot;;&quot;&quot;))" office:value-type="float" office:value="2.59">
            <text:p>2.59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Singapore</text:p>
          </table:table-cell>
          <table:table-cell office:value-type="string">
            <text:p>sg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2.76 GB</text:p>
          </table:table-cell>
          <table:table-cell table:formula="of:=VALUE(SUBSTITUTE([.F3];&quot; GB&quot;;&quot;&quot;))" office:value-type="float" office:value="2.76">
            <text:p>2.76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Malaysia</text:p>
          </table:table-cell>
          <table:table-cell office:value-type="string">
            <text:p>my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3.26 GB</text:p>
          </table:table-cell>
          <table:table-cell table:formula="of:=VALUE(SUBSTITUTE([.F4];&quot; GB&quot;;&quot;&quot;))" office:value-type="float" office:value="3.26">
            <text:p>3.26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Armenia</text:p>
          </table:table-cell>
          <table:table-cell office:value-type="string">
            <text:p>a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.89 GB</text:p>
          </table:table-cell>
          <table:table-cell table:formula="of:=VALUE(SUBSTITUTE([.F5];&quot; GB&quot;;&quot;&quot;))" office:value-type="float" office:value="3.89">
            <text:p>3.89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Slovak Republic</text:p>
          </table:table-cell>
          <table:table-cell office:value-type="string">
            <text:p>sk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.89 GB</text:p>
          </table:table-cell>
          <table:table-cell table:formula="of:=VALUE(SUBSTITUTE([.F6];&quot; GB&quot;;&quot;&quot;))" office:value-type="float" office:value="3.89">
            <text:p>3.89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Austria</text:p>
          </table:table-cell>
          <table:table-cell office:value-type="string">
            <text:p>at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string">
            <text:p>4.14 GB</text:p>
          </table:table-cell>
          <table:table-cell table:formula="of:=VALUE(SUBSTITUTE([.F7];&quot; GB&quot;;&quot;&quot;))" office:value-type="float" office:value="4.14">
            <text:p>4.14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Ethiopia</text:p>
          </table:table-cell>
          <table:table-cell office:value-type="string">
            <text:p>e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4.14 GB</text:p>
          </table:table-cell>
          <table:table-cell table:formula="of:=VALUE(SUBSTITUTE([.F8];&quot; GB&quot;;&quot;&quot;))" office:value-type="float" office:value="4.14">
            <text:p>4.14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Lebanon</text:p>
          </table:table-cell>
          <table:table-cell office:value-type="string">
            <text:p>l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4.14 GB</text:p>
          </table:table-cell>
          <table:table-cell table:formula="of:=VALUE(SUBSTITUTE([.F9];&quot; GB&quot;;&quot;&quot;))" office:value-type="float" office:value="4.14">
            <text:p>4.14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United Arab Emirates</text:p>
          </table:table-cell>
          <table:table-cell office:value-type="string">
            <text:p>a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.14 GB</text:p>
          </table:table-cell>
          <table:table-cell table:formula="of:=VALUE(SUBSTITUTE([.F10];&quot; GB&quot;;&quot;&quot;))" office:value-type="float" office:value="4.14">
            <text:p>4.14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Iceland</text:p>
          </table:table-cell>
          <table:table-cell office:value-type="string">
            <text:p>i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.31 GB</text:p>
          </table:table-cell>
          <table:table-cell table:formula="of:=VALUE(SUBSTITUTE([.F11];&quot; GB&quot;;&quot;&quot;))" office:value-type="float" office:value="4.31">
            <text:p>4.3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Jordan</text:p>
          </table:table-cell>
          <table:table-cell office:value-type="string">
            <text:p>j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4.31 GB</text:p>
          </table:table-cell>
          <table:table-cell table:formula="of:=VALUE(SUBSTITUTE([.F12];&quot; GB&quot;;&quot;&quot;))" office:value-type="float" office:value="4.31">
            <text:p>4.3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Kuwait</text:p>
          </table:table-cell>
          <table:table-cell office:value-type="string">
            <text:p>kw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.31 GB</text:p>
          </table:table-cell>
          <table:table-cell table:formula="of:=VALUE(SUBSTITUTE([.F13];&quot; GB&quot;;&quot;&quot;))" office:value-type="float" office:value="4.31">
            <text:p>4.3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Peru</text:p>
          </table:table-cell>
          <table:table-cell office:value-type="string">
            <text:p>p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4.31 GB</text:p>
          </table:table-cell>
          <table:table-cell table:formula="of:=VALUE(SUBSTITUTE([.F14];&quot; GB&quot;;&quot;&quot;))" office:value-type="float" office:value="4.31">
            <text:p>4.3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Cape Verde</text:p>
          </table:table-cell>
          <table:table-cell office:value-type="string">
            <text:p>cv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4.32 GB</text:p>
          </table:table-cell>
          <table:table-cell table:formula="of:=VALUE(SUBSTITUTE([.F15];&quot; GB&quot;;&quot;&quot;))" office:value-type="float" office:value="4.32">
            <text:p>4.32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Macedonia</text:p>
          </table:table-cell>
          <table:table-cell office:value-type="string">
            <text:p>mk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string">
            <text:p>5.40 GB</text:p>
          </table:table-cell>
          <table:table-cell table:formula="of:=VALUE(SUBSTITUTE([.F16];&quot; GB&quot;;&quot;&quot;))" office:value-type="float" office:value="5.4">
            <text:p>5.4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Pakistan</text:p>
          </table:table-cell>
          <table:table-cell office:value-type="string">
            <text:p>pk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5.53 GB</text:p>
          </table:table-cell>
          <table:table-cell table:formula="of:=VALUE(SUBSTITUTE([.F17];&quot; GB&quot;;&quot;&quot;))" office:value-type="float" office:value="5.53">
            <text:p>5.53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Philippines</text:p>
          </table:table-cell>
          <table:table-cell office:value-type="string">
            <text:p>ph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6.52 GB</text:p>
          </table:table-cell>
          <table:table-cell table:formula="of:=VALUE(SUBSTITUTE([.F18];&quot; GB&quot;;&quot;&quot;))" office:value-type="float" office:value="6.52">
            <text:p>6.52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Nicaragua</text:p>
          </table:table-cell>
          <table:table-cell office:value-type="string">
            <text:p>ni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6.90 GB</text:p>
          </table:table-cell>
          <table:table-cell table:formula="of:=VALUE(SUBSTITUTE([.F19];&quot; GB&quot;;&quot;&quot;))" office:value-type="float" office:value="6.9">
            <text:p>6.9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Ireland</text:p>
          </table:table-cell>
          <table:table-cell office:value-type="string">
            <text:p>ie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string">
            <text:p>7.16 GB</text:p>
          </table:table-cell>
          <table:table-cell table:formula="of:=VALUE(SUBSTITUTE([.F20];&quot; GB&quot;;&quot;&quot;))" office:value-type="float" office:value="7.16">
            <text:p>7.16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Romania</text:p>
          </table:table-cell>
          <table:table-cell office:value-type="string">
            <text:p>ro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8.20 GB</text:p>
          </table:table-cell>
          <table:table-cell table:formula="of:=VALUE(SUBSTITUTE([.F21];&quot; GB&quot;;&quot;&quot;))" office:value-type="float" office:value="8.2">
            <text:p>8.2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Burkina Faso</text:p>
          </table:table-cell>
          <table:table-cell office:value-type="string">
            <text:p>bf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8.61 GB</text:p>
          </table:table-cell>
          <table:table-cell table:formula="of:=VALUE(SUBSTITUTE([.F22];&quot; GB&quot;;&quot;&quot;))" office:value-type="float" office:value="8.61">
            <text:p>8.6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Hungary</text:p>
          </table:table-cell>
          <table:table-cell office:value-type="string">
            <text:p>h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8.61 GB</text:p>
          </table:table-cell>
          <table:table-cell table:formula="of:=VALUE(SUBSTITUTE([.F23];&quot; GB&quot;;&quot;&quot;))" office:value-type="float" office:value="8.61">
            <text:p>8.6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Vietnam</text:p>
          </table:table-cell>
          <table:table-cell office:value-type="string">
            <text:p>vn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8.69 GB</text:p>
          </table:table-cell>
          <table:table-cell table:formula="of:=VALUE(SUBSTITUTE([.F24];&quot; GB&quot;;&quot;&quot;))" office:value-type="float" office:value="8.69">
            <text:p>8.69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Czech Republic</text:p>
          </table:table-cell>
          <table:table-cell office:value-type="string">
            <text:p>cz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11.68 GB</text:p>
          </table:table-cell>
          <table:table-cell table:formula="of:=VALUE(SUBSTITUTE([.F25];&quot; GB&quot;;&quot;&quot;))" office:value-type="float" office:value="11.68">
            <text:p>11.68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Norway</text:p>
          </table:table-cell>
          <table:table-cell office:value-type="string">
            <text:p>no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12.42 GB</text:p>
          </table:table-cell>
          <table:table-cell table:formula="of:=VALUE(SUBSTITUTE([.F26];&quot; GB&quot;;&quot;&quot;))" office:value-type="float" office:value="12.42">
            <text:p>12.42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Uruguay</text:p>
          </table:table-cell>
          <table:table-cell office:value-type="string">
            <text:p>uy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12.42 GB</text:p>
          </table:table-cell>
          <table:table-cell table:formula="of:=VALUE(SUBSTITUTE([.F27];&quot; GB&quot;;&quot;&quot;))" office:value-type="float" office:value="12.42">
            <text:p>12.42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Netherlands</text:p>
          </table:table-cell>
          <table:table-cell office:value-type="string">
            <text:p>nl</text:p>
          </table:table-cell>
          <table:table-cell office:value-type="float" office:value="47">
            <text:p>47</text:p>
          </table:table-cell>
          <table:table-cell office:value-type="float" office:value="127">
            <text:p>127</text:p>
          </table:table-cell>
          <table:table-cell office:value-type="string">
            <text:p>13.00 GB</text:p>
          </table:table-cell>
          <table:table-cell table:formula="of:=VALUE(SUBSTITUTE([.F28];&quot; GB&quot;;&quot;&quot;))" office:value-type="float" office:value="13">
            <text:p>13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Lithuania</text:p>
          </table:table-cell>
          <table:table-cell office:value-type="string">
            <text:p>l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5.57 GB</text:p>
          </table:table-cell>
          <table:table-cell table:formula="of:=VALUE(SUBSTITUTE([.F29];&quot; GB&quot;;&quot;&quot;))" office:value-type="float" office:value="15.57">
            <text:p>15.57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Chile</text:p>
          </table:table-cell>
          <table:table-cell office:value-type="string">
            <text:p>cl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17.26 GB</text:p>
          </table:table-cell>
          <table:table-cell table:formula="of:=VALUE(SUBSTITUTE([.F30];&quot; GB&quot;;&quot;&quot;))" office:value-type="float" office:value="17.26">
            <text:p>17.26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Myanmar</text:p>
          </table:table-cell>
          <table:table-cell office:value-type="string">
            <text:p>mm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7.97 GB</text:p>
          </table:table-cell>
          <table:table-cell table:formula="of:=VALUE(SUBSTITUTE([.F31];&quot; GB&quot;;&quot;&quot;))" office:value-type="float" office:value="17.97">
            <text:p>17.97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Ukraine</text:p>
          </table:table-cell>
          <table:table-cell office:value-type="string">
            <text:p>ua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string">
            <text:p>18.03 GB</text:p>
          </table:table-cell>
          <table:table-cell table:formula="of:=VALUE(SUBSTITUTE([.F32];&quot; GB&quot;;&quot;&quot;))" office:value-type="float" office:value="18.03">
            <text:p>18.03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New Zealand</text:p>
          </table:table-cell>
          <table:table-cell office:value-type="string">
            <text:p>nz</text:p>
          </table:table-cell>
          <table:table-cell office:value-type="float" office:value="74">
            <text:p>74</text:p>
          </table:table-cell>
          <table:table-cell office:value-type="float" office:value="170">
            <text:p>170</text:p>
          </table:table-cell>
          <table:table-cell office:value-type="string">
            <text:p>19.41 GB</text:p>
          </table:table-cell>
          <table:table-cell table:formula="of:=VALUE(SUBSTITUTE([.F33];&quot; GB&quot;;&quot;&quot;))" office:value-type="float" office:value="19.41">
            <text:p>19.4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Sweden</text:p>
          </table:table-cell>
          <table:table-cell office:value-type="string">
            <text:p>se</text:p>
          </table:table-cell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string">
            <text:p>19.47 GB</text:p>
          </table:table-cell>
          <table:table-cell table:formula="of:=VALUE(SUBSTITUTE([.F34];&quot; GB&quot;;&quot;&quot;))" office:value-type="float" office:value="19.47">
            <text:p>19.47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South Korea</text:p>
          </table:table-cell>
          <table:table-cell office:value-type="string">
            <text:p>kr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string">
            <text:p>19.70 GB</text:p>
          </table:table-cell>
          <table:table-cell table:formula="of:=VALUE(SUBSTITUTE([.F35];&quot; GB&quot;;&quot;&quot;))" office:value-type="float" office:value="19.7">
            <text:p>19.7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Portugal</text:p>
          </table:table-cell>
          <table:table-cell office:value-type="string">
            <text:p>pt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20.31 GB</text:p>
          </table:table-cell>
          <table:table-cell table:formula="of:=VALUE(SUBSTITUTE([.F36];&quot; GB&quot;;&quot;&quot;))" office:value-type="float" office:value="20.31">
            <text:p>20.3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Poland</text:p>
          </table:table-cell>
          <table:table-cell office:value-type="string">
            <text:p>pl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20.79 GB</text:p>
          </table:table-cell>
          <table:table-cell table:formula="of:=VALUE(SUBSTITUTE([.F37];&quot; GB&quot;;&quot;&quot;))" office:value-type="float" office:value="20.79">
            <text:p>20.79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27.79 GB</text:p>
          </table:table-cell>
          <table:table-cell table:formula="of:=VALUE(SUBSTITUTE([.F38];&quot; GB&quot;;&quot;&quot;))" office:value-type="float" office:value="27.79">
            <text:p>27.79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Argentina</text:p>
          </table:table-cell>
          <table:table-cell office:value-type="string">
            <text:p>ar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27.95 GB</text:p>
          </table:table-cell>
          <table:table-cell table:formula="of:=VALUE(SUBSTITUTE([.F39];&quot; GB&quot;;&quot;&quot;))" office:value-type="float" office:value="27.95">
            <text:p>27.95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Colombia</text:p>
          </table:table-cell>
          <table:table-cell office:value-type="string">
            <text:p>co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string">
            <text:p>28.16 GB</text:p>
          </table:table-cell>
          <table:table-cell table:formula="of:=VALUE(SUBSTITUTE([.F40];&quot; GB&quot;;&quot;&quot;))" office:value-type="float" office:value="28.16">
            <text:p>28.16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Great Britain</text:p>
          </table:table-cell>
          <table:table-cell office:value-type="string">
            <text:p>gb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string">
            <text:p>28.65 GB</text:p>
          </table:table-cell>
          <table:table-cell table:formula="of:=VALUE(SUBSTITUTE([.F41];&quot; GB&quot;;&quot;&quot;))" office:value-type="float" office:value="28.65">
            <text:p>28.65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Iran</text:p>
          </table:table-cell>
          <table:table-cell office:value-type="string">
            <text:p>ir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30.27 GB</text:p>
          </table:table-cell>
          <table:table-cell table:formula="of:=VALUE(SUBSTITUTE([.F42];&quot; GB&quot;;&quot;&quot;))" office:value-type="float" office:value="30.27">
            <text:p>30.27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Mongolia</text:p>
          </table:table-cell>
          <table:table-cell office:value-type="string">
            <text:p>mn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36.13 GB</text:p>
          </table:table-cell>
          <table:table-cell table:formula="of:=VALUE(SUBSTITUTE([.F43];&quot; GB&quot;;&quot;&quot;))" office:value-type="float" office:value="36.13">
            <text:p>36.13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Belgium</text:p>
          </table:table-cell>
          <table:table-cell office:value-type="string">
            <text:p>be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string">
            <text:p>36.75 GB</text:p>
          </table:table-cell>
          <table:table-cell table:formula="of:=VALUE(SUBSTITUTE([.F44];&quot; GB&quot;;&quot;&quot;))" office:value-type="float" office:value="36.75">
            <text:p>36.75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Denmark</text:p>
          </table:table-cell>
          <table:table-cell office:value-type="string">
            <text:p>dk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string">
            <text:p>38.04 GB</text:p>
          </table:table-cell>
          <table:table-cell table:formula="of:=VALUE(SUBSTITUTE([.F45];&quot; GB&quot;;&quot;&quot;))" office:value-type="float" office:value="38.04">
            <text:p>38.04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Hong Kong</text:p>
          </table:table-cell>
          <table:table-cell office:value-type="string">
            <text:p>hk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string">
            <text:p>42.61 GB</text:p>
          </table:table-cell>
          <table:table-cell table:formula="of:=VALUE(SUBSTITUTE([.F46];&quot; GB&quot;;&quot;&quot;))" office:value-type="float" office:value="42.61">
            <text:p>42.6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Switzerland</text:p>
          </table:table-cell>
          <table:table-cell office:value-type="string">
            <text:p>ch</text:p>
          </table:table-cell>
          <table:table-cell office:value-type="float" office:value="54">
            <text:p>54</text:p>
          </table:table-cell>
          <table:table-cell office:value-type="float" office:value="134">
            <text:p>134</text:p>
          </table:table-cell>
          <table:table-cell office:value-type="string">
            <text:p>43.10 GB</text:p>
          </table:table-cell>
          <table:table-cell table:formula="of:=VALUE(SUBSTITUTE([.F47];&quot; GB&quot;;&quot;&quot;))" office:value-type="float" office:value="43.1">
            <text:p>43.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Brazil</text:p>
          </table:table-cell>
          <table:table-cell office:value-type="string">
            <text:p>br</text:p>
          </table:table-cell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office:value-type="string">
            <text:p>46.09 GB</text:p>
          </table:table-cell>
          <table:table-cell table:formula="of:=VALUE(SUBSTITUTE([.F48];&quot; GB&quot;;&quot;&quot;))" office:value-type="float" office:value="46.09">
            <text:p>46.09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Thailand</text:p>
          </table:table-cell>
          <table:table-cell office:value-type="string">
            <text:p>th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string">
            <text:p>51.87 GB</text:p>
          </table:table-cell>
          <table:table-cell table:formula="of:=VALUE(SUBSTITUTE([.F49];&quot; GB&quot;;&quot;&quot;))" office:value-type="float" office:value="51.87">
            <text:p>51.87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South Africa</text:p>
          </table:table-cell>
          <table:table-cell office:value-type="string">
            <text:p>za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string">
            <text:p>57.26 GB</text:p>
          </table:table-cell>
          <table:table-cell table:formula="of:=VALUE(SUBSTITUTE([.F50];&quot; GB&quot;;&quot;&quot;))" office:value-type="float" office:value="57.26">
            <text:p>57.26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Taiwan</text:p>
          </table:table-cell>
          <table:table-cell office:value-type="string">
            <text:p>tw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string">
            <text:p>63.76 GB</text:p>
          </table:table-cell>
          <table:table-cell table:formula="of:=VALUE(SUBSTITUTE([.F51];&quot; GB&quot;;&quot;&quot;))" office:value-type="float" office:value="63.76">
            <text:p>63.76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Italy</text:p>
          </table:table-cell>
          <table:table-cell office:value-type="string">
            <text:p>it</text:p>
          </table:table-cell>
          <table:table-cell office:value-type="float" office:value="54">
            <text:p>54</text:p>
          </table:table-cell>
          <table:table-cell office:value-type="float" office:value="106">
            <text:p>106</text:p>
          </table:table-cell>
          <table:table-cell office:value-type="string">
            <text:p>65.34 GB</text:p>
          </table:table-cell>
          <table:table-cell table:formula="of:=VALUE(SUBSTITUTE([.F52];&quot; GB&quot;;&quot;&quot;))" office:value-type="float" office:value="65.34">
            <text:p>65.34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Greece</text:p>
          </table:table-cell>
          <table:table-cell office:value-type="string">
            <text:p>gr</text:p>
          </table:table-cell>
          <table:table-cell office:value-type="float" office:value="66">
            <text:p>66</text:p>
          </table:table-cell>
          <table:table-cell office:value-type="float" office:value="180">
            <text:p>180</text:p>
          </table:table-cell>
          <table:table-cell office:value-type="string">
            <text:p>75.08 GB</text:p>
          </table:table-cell>
          <table:table-cell table:formula="of:=VALUE(SUBSTITUTE([.F53];&quot; GB&quot;;&quot;&quot;))" office:value-type="float" office:value="75.08">
            <text:p>75.08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Indonesia</text:p>
          </table:table-cell>
          <table:table-cell office:value-type="string">
            <text:p>id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string">
            <text:p>85.17 GB</text:p>
          </table:table-cell>
          <table:table-cell table:formula="of:=VALUE(SUBSTITUTE([.F54];&quot; GB&quot;;&quot;&quot;))" office:value-type="float" office:value="85.17">
            <text:p>85.17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office:value-type="float" office:value="93">
            <text:p>93</text:p>
          </table:table-cell>
          <table:table-cell office:value-type="float" office:value="186">
            <text:p>186</text:p>
          </table:table-cell>
          <table:table-cell office:value-type="string">
            <text:p>86.10 GB</text:p>
          </table:table-cell>
          <table:table-cell table:formula="of:=VALUE(SUBSTITUTE([.F55];&quot; GB&quot;;&quot;&quot;))" office:value-type="float" office:value="86.1">
            <text:p>86.1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China</text:p>
          </table:table-cell>
          <table:table-cell office:value-type="string">
            <text:p>cn</text:p>
          </table:table-cell>
          <table:table-cell office:value-type="float" office:value="268">
            <text:p>268</text:p>
          </table:table-cell>
          <table:table-cell office:value-type="float" office:value="401">
            <text:p>401</text:p>
          </table:table-cell>
          <table:table-cell office:value-type="string">
            <text:p>112.53 GB</text:p>
          </table:table-cell>
          <table:table-cell table:formula="of:=VALUE(SUBSTITUTE([.F56];&quot; GB&quot;;&quot;&quot;))" office:value-type="float" office:value="112.53">
            <text:p>112.53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Russian Federation</text:p>
          </table:table-cell>
          <table:table-cell office:value-type="string">
            <text:p>ru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string">
            <text:p>124.23 GB</text:p>
          </table:table-cell>
          <table:table-cell table:formula="of:=VALUE(SUBSTITUTE([.F57];&quot; GB&quot;;&quot;&quot;))" office:value-type="float" office:value="124.23">
            <text:p>124.23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Spain</text:p>
          </table:table-cell>
          <table:table-cell office:value-type="string">
            <text:p>es</text:p>
          </table:table-cell>
          <table:table-cell office:value-type="float" office:value="118">
            <text:p>118</text:p>
          </table:table-cell>
          <table:table-cell office:value-type="float" office:value="210">
            <text:p>210</text:p>
          </table:table-cell>
          <table:table-cell office:value-type="string">
            <text:p>129.65 GB</text:p>
          </table:table-cell>
          <table:table-cell table:formula="of:=VALUE(SUBSTITUTE([.F58];&quot; GB&quot;;&quot;&quot;))" office:value-type="float" office:value="129.65">
            <text:p>129.65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Mexico</text:p>
          </table:table-cell>
          <table:table-cell office:value-type="string">
            <text:p>mx</text:p>
          </table:table-cell>
          <table:table-cell office:value-type="float" office:value="90">
            <text:p>90</text:p>
          </table:table-cell>
          <table:table-cell office:value-type="float" office:value="131">
            <text:p>131</text:p>
          </table:table-cell>
          <table:table-cell office:value-type="string">
            <text:p>131.40 GB</text:p>
          </table:table-cell>
          <table:table-cell table:formula="of:=VALUE(SUBSTITUTE([.F59];&quot; GB&quot;;&quot;&quot;))" office:value-type="float" office:value="131.4">
            <text:p>131.4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office:value-type="float" office:value="295">
            <text:p>295</text:p>
          </table:table-cell>
          <table:table-cell office:value-type="float" office:value="463">
            <text:p>463</text:p>
          </table:table-cell>
          <table:table-cell office:value-type="string">
            <text:p>139.85 GB</text:p>
          </table:table-cell>
          <table:table-cell table:formula="of:=VALUE(SUBSTITUTE([.F60];&quot; GB&quot;;&quot;&quot;))" office:value-type="float" office:value="139.85">
            <text:p>139.85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India</text:p>
          </table:table-cell>
          <table:table-cell office:value-type="string">
            <text:p>in</text:p>
          </table:table-cell>
          <table:table-cell office:value-type="float" office:value="72">
            <text:p>72</text:p>
          </table:table-cell>
          <table:table-cell office:value-type="float" office:value="112">
            <text:p>112</text:p>
          </table:table-cell>
          <table:table-cell office:value-type="string">
            <text:p>142.94 GB</text:p>
          </table:table-cell>
          <table:table-cell table:formula="of:=VALUE(SUBSTITUTE([.F61];&quot; GB&quot;;&quot;&quot;))" office:value-type="float" office:value="142.94">
            <text:p>142.94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Australia</text:p>
          </table:table-cell>
          <table:table-cell office:value-type="string">
            <text:p>au</text:p>
          </table:table-cell>
          <table:table-cell office:value-type="float" office:value="203">
            <text:p>203</text:p>
          </table:table-cell>
          <table:table-cell office:value-type="float" office:value="365">
            <text:p>365</text:p>
          </table:table-cell>
          <table:table-cell office:value-type="string">
            <text:p>229.26 GB</text:p>
          </table:table-cell>
          <table:table-cell table:formula="of:=VALUE(SUBSTITUTE([.F62];&quot; GB&quot;;&quot;&quot;))" office:value-type="float" office:value="229.26">
            <text:p>229.26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Japan</text:p>
          </table:table-cell>
          <table:table-cell office:value-type="string">
            <text:p>jp</text:p>
          </table:table-cell>
          <table:table-cell office:value-type="float" office:value="137">
            <text:p>137</text:p>
          </table:table-cell>
          <table:table-cell office:value-type="float" office:value="268">
            <text:p>268</text:p>
          </table:table-cell>
          <table:table-cell office:value-type="string">
            <text:p>256.87 GB</text:p>
          </table:table-cell>
          <table:table-cell table:formula="of:=VALUE(SUBSTITUTE([.F63];&quot; GB&quot;;&quot;&quot;))" office:value-type="float" office:value="256.87">
            <text:p>256.87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European country</text:p>
          </table:table-cell>
          <table:table-cell office:value-type="string">
            <text:p>eu</text:p>
          </table:table-cell>
          <table:table-cell office:value-type="float" office:value="279">
            <text:p>279</text:p>
          </table:table-cell>
          <table:table-cell office:value-type="float" office:value="611">
            <text:p>611</text:p>
          </table:table-cell>
          <table:table-cell office:value-type="string">
            <text:p>261.07 GB</text:p>
          </table:table-cell>
          <table:table-cell table:formula="of:=VALUE(SUBSTITUTE([.F64];&quot; GB&quot;;&quot;&quot;))" office:value-type="float" office:value="261.07">
            <text:p>261.07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Canada</text:p>
          </table:table-cell>
          <table:table-cell office:value-type="string">
            <text:p>ca</text:p>
          </table:table-cell>
          <table:table-cell office:value-type="float" office:value="180">
            <text:p>180</text:p>
          </table:table-cell>
          <table:table-cell office:value-type="float" office:value="282">
            <text:p>282</text:p>
          </table:table-cell>
          <table:table-cell office:value-type="string">
            <text:p>287.18 GB</text:p>
          </table:table-cell>
          <table:table-cell table:formula="of:=VALUE(SUBSTITUTE([.F65];&quot; GB&quot;;&quot;&quot;))" office:value-type="float" office:value="287.18">
            <text:p>287.18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Unknown</text:p>
          </table:table-cell>
          <table:table-cell office:value-type="string">
            <text:p>ip</text:p>
          </table:table-cell>
          <table:table-cell office:value-type="float" office:value="1670">
            <text:p>1670</text:p>
          </table:table-cell>
          <table:table-cell office:value-type="float" office:value="3262">
            <text:p>3262</text:p>
          </table:table-cell>
          <table:table-cell office:value-type="string">
            <text:p>2213.22 GB</text:p>
          </table:table-cell>
          <table:table-cell table:formula="of:=VALUE(SUBSTITUTE([.F66];&quot; GB&quot;;&quot;&quot;))" office:value-type="float" office:value="2213.22">
            <text:p>2213.22</text:p>
          </table:table-cell>
        </table:table-row>
        <table:table-row table:style-name="ro1">
          <table:table-cell office:value-type="string">
            <text:p>Osprey</text:p>
          </table:table-cell>
          <table:table-cell office:value-type="string">
            <text:p>United States</text:p>
          </table:table-cell>
          <table:table-cell office:value-type="string">
            <text:p>us</text:p>
          </table:table-cell>
          <table:table-cell office:value-type="float" office:value="10853">
            <text:p>10853</text:p>
          </table:table-cell>
          <table:table-cell office:value-type="float" office:value="85839">
            <text:p>85839</text:p>
          </table:table-cell>
          <table:table-cell office:value-type="string">
            <text:p>5949.36 GB</text:p>
          </table:table-cell>
          <table:table-cell table:formula="of:=VALUE(SUBSTITUTE([.F67];&quot; GB&quot;;&quot;&quot;))" office:value-type="float" office:value="5949.36">
            <text:p>5949.36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Slovak Republic</text:p>
          </table:table-cell>
          <table:table-cell office:value-type="string">
            <text:p>sk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0.36 GB</text:p>
          </table:table-cell>
          <table:table-cell table:formula="of:=VALUE(SUBSTITUTE([.F68];&quot; GB&quot;;&quot;&quot;))" office:value-type="float" office:value="10.36">
            <text:p>10.36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Romania</text:p>
          </table:table-cell>
          <table:table-cell office:value-type="string">
            <text:p>ro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10.36 GB</text:p>
          </table:table-cell>
          <table:table-cell table:formula="of:=VALUE(SUBSTITUTE([.F69];&quot; GB&quot;;&quot;&quot;))" office:value-type="float" office:value="10.36">
            <text:p>10.36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Singapore</text:p>
          </table:table-cell>
          <table:table-cell office:value-type="string">
            <text:p>s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10.50 GB</text:p>
          </table:table-cell>
          <table:table-cell table:formula="of:=VALUE(SUBSTITUTE([.F70];&quot; GB&quot;;&quot;&quot;))" office:value-type="float" office:value="10.5">
            <text:p>10.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Colombia</text:p>
          </table:table-cell>
          <table:table-cell office:value-type="string">
            <text:p>co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100.15 GB</text:p>
          </table:table-cell>
          <table:table-cell table:formula="of:=VALUE(SUBSTITUTE([.F71];&quot; GB&quot;;&quot;&quot;))" office:value-type="float" office:value="100.15">
            <text:p>100.1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Uruguay</text:p>
          </table:table-cell>
          <table:table-cell office:value-type="string">
            <text:p>uy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102.16 GB</text:p>
          </table:table-cell>
          <table:table-cell table:formula="of:=VALUE(SUBSTITUTE([.F72];&quot; GB&quot;;&quot;&quot;))" office:value-type="float" office:value="102.16">
            <text:p>102.16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Spain</text:p>
          </table:table-cell>
          <table:table-cell office:value-type="string">
            <text:p>es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string">
            <text:p>102.88 GB</text:p>
          </table:table-cell>
          <table:table-cell table:formula="of:=VALUE(SUBSTITUTE([.F73];&quot; GB&quot;;&quot;&quot;))" office:value-type="float" office:value="102.88">
            <text:p>102.88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Malaysia</text:p>
          </table:table-cell>
          <table:table-cell office:value-type="string">
            <text:p>my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11.25 GB</text:p>
          </table:table-cell>
          <table:table-cell table:formula="of:=VALUE(SUBSTITUTE([.F74];&quot; GB&quot;;&quot;&quot;))" office:value-type="float" office:value="11.25">
            <text:p>11.2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European country</text:p>
          </table:table-cell>
          <table:table-cell office:value-type="string">
            <text:p>eu</text:p>
          </table:table-cell>
          <table:table-cell table:number-columns-repeated="2" office:value-type="float" office:value="38">
            <text:p>38</text:p>
          </table:table-cell>
          <table:table-cell office:value-type="string">
            <text:p>118.65 GB</text:p>
          </table:table-cell>
          <table:table-cell table:formula="of:=VALUE(SUBSTITUTE([.F75];&quot; GB&quot;;&quot;&quot;))" office:value-type="float" office:value="118.65">
            <text:p>118.6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Finland</text:p>
          </table:table-cell>
          <table:table-cell office:value-type="string">
            <text:p>fi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3.07 GB</text:p>
          </table:table-cell>
          <table:table-cell table:formula="of:=VALUE(SUBSTITUTE([.F76];&quot; GB&quot;;&quot;&quot;))" office:value-type="float" office:value="13.07">
            <text:p>13.07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Guatemala</text:p>
          </table:table-cell>
          <table:table-cell office:value-type="string">
            <text:p>g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3.66 GB</text:p>
          </table:table-cell>
          <table:table-cell table:formula="of:=VALUE(SUBSTITUTE([.F77];&quot; GB&quot;;&quot;&quot;))" office:value-type="float" office:value="13.66">
            <text:p>13.66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string">
            <text:p>148.48 GB</text:p>
          </table:table-cell>
          <table:table-cell table:formula="of:=VALUE(SUBSTITUTE([.F78];&quot; GB&quot;;&quot;&quot;))" office:value-type="float" office:value="148.48">
            <text:p>148.48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Morocco</text:p>
          </table:table-cell>
          <table:table-cell office:value-type="string">
            <text:p>ma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5.28 GB</text:p>
          </table:table-cell>
          <table:table-cell table:formula="of:=VALUE(SUBSTITUTE([.F79];&quot; GB&quot;;&quot;&quot;))" office:value-type="float" office:value="15.28">
            <text:p>15.28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Italy</text:p>
          </table:table-cell>
          <table:table-cell office:value-type="string">
            <text:p>it</text:p>
          </table:table-cell>
          <table:table-cell table:number-columns-repeated="2" office:value-type="float" office:value="46">
            <text:p>46</text:p>
          </table:table-cell>
          <table:table-cell office:value-type="string">
            <text:p>158.90 GB</text:p>
          </table:table-cell>
          <table:table-cell table:formula="of:=VALUE(SUBSTITUTE([.F80];&quot; GB&quot;;&quot;&quot;))" office:value-type="float" office:value="158.9">
            <text:p>158.9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Mozambique</text:p>
          </table:table-cell>
          <table:table-cell office:value-type="string">
            <text:p>mz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6.49 GB</text:p>
          </table:table-cell>
          <table:table-cell table:formula="of:=VALUE(SUBSTITUTE([.F81];&quot; GB&quot;;&quot;&quot;))" office:value-type="float" office:value="16.49">
            <text:p>16.49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Ivory Coast (Cote D'Ivoire)</text:p>
          </table:table-cell>
          <table:table-cell office:value-type="string">
            <text:p>ci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7.38 GB</text:p>
          </table:table-cell>
          <table:table-cell table:formula="of:=VALUE(SUBSTITUTE([.F82];&quot; GB&quot;;&quot;&quot;))" office:value-type="float" office:value="17.38">
            <text:p>17.38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Kenya</text:p>
          </table:table-cell>
          <table:table-cell office:value-type="string">
            <text:p>k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7.38 GB</text:p>
          </table:table-cell>
          <table:table-cell table:formula="of:=VALUE(SUBSTITUTE([.F83];&quot; GB&quot;;&quot;&quot;))" office:value-type="float" office:value="17.38">
            <text:p>17.38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South Africa</text:p>
          </table:table-cell>
          <table:table-cell office:value-type="string">
            <text:p>za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172.85 GB</text:p>
          </table:table-cell>
          <table:table-cell table:formula="of:=VALUE(SUBSTITUTE([.F84];&quot; GB&quot;;&quot;&quot;))" office:value-type="float" office:value="172.85">
            <text:p>172.8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Russian Federation</text:p>
          </table:table-cell>
          <table:table-cell office:value-type="string">
            <text:p>ru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string">
            <text:p>181.93 GB</text:p>
          </table:table-cell>
          <table:table-cell table:formula="of:=VALUE(SUBSTITUTE([.F85];&quot; GB&quot;;&quot;&quot;))" office:value-type="float" office:value="181.93">
            <text:p>181.93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Nicaragua</text:p>
          </table:table-cell>
          <table:table-cell office:value-type="string">
            <text:p>ni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9.05 GB</text:p>
          </table:table-cell>
          <table:table-cell table:formula="of:=VALUE(SUBSTITUTE([.F86];&quot; GB&quot;;&quot;&quot;))" office:value-type="float" office:value="19.05">
            <text:p>19.0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Hungary</text:p>
          </table:table-cell>
          <table:table-cell office:value-type="string">
            <text:p>hu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.70 GB</text:p>
          </table:table-cell>
          <table:table-cell table:formula="of:=VALUE(SUBSTITUTE([.F87];&quot; GB&quot;;&quot;&quot;))" office:value-type="float" office:value="2.7">
            <text:p>2.7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Oman</text:p>
          </table:table-cell>
          <table:table-cell office:value-type="string">
            <text:p>o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.70 GB</text:p>
          </table:table-cell>
          <table:table-cell table:formula="of:=VALUE(SUBSTITUTE([.F88];&quot; GB&quot;;&quot;&quot;))" office:value-type="float" office:value="2.7">
            <text:p>2.7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Paraguay</text:p>
          </table:table-cell>
          <table:table-cell office:value-type="string">
            <text:p>p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.70 GB</text:p>
          </table:table-cell>
          <table:table-cell table:formula="of:=VALUE(SUBSTITUTE([.F89];&quot; GB&quot;;&quot;&quot;))" office:value-type="float" office:value="2.7">
            <text:p>2.7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Unknown</text:p>
          </table:table-cell>
          <table:table-cell office:value-type="string">
            <text:p>ap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string">
            <text:p>211.48 GB</text:p>
          </table:table-cell>
          <table:table-cell table:formula="of:=VALUE(SUBSTITUTE([.F90];&quot; GB&quot;;&quot;&quot;))" office:value-type="float" office:value="211.48">
            <text:p>211.48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India</text:p>
          </table:table-cell>
          <table:table-cell office:value-type="string">
            <text:p>in</text:p>
          </table:table-cell>
          <table:table-cell table:number-columns-repeated="2" office:value-type="float" office:value="56">
            <text:p>56</text:p>
          </table:table-cell>
          <table:table-cell office:value-type="string">
            <text:p>213.99 GB</text:p>
          </table:table-cell>
          <table:table-cell table:formula="of:=VALUE(SUBSTITUTE([.F91];&quot; GB&quot;;&quot;&quot;))" office:value-type="float" office:value="213.99">
            <text:p>213.99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Ethiopia</text:p>
          </table:table-cell>
          <table:table-cell office:value-type="string">
            <text:p>et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23.35 GB</text:p>
          </table:table-cell>
          <table:table-cell table:formula="of:=VALUE(SUBSTITUTE([.F92];&quot; GB&quot;;&quot;&quot;))" office:value-type="float" office:value="23.35">
            <text:p>23.3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Greece</text:p>
          </table:table-cell>
          <table:table-cell office:value-type="string">
            <text:p>gr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23.43 GB</text:p>
          </table:table-cell>
          <table:table-cell table:formula="of:=VALUE(SUBSTITUTE([.F93];&quot; GB&quot;;&quot;&quot;))" office:value-type="float" office:value="23.43">
            <text:p>23.43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Austria</text:p>
          </table:table-cell>
          <table:table-cell office:value-type="string">
            <text:p>at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23.43 GB</text:p>
          </table:table-cell>
          <table:table-cell table:formula="of:=VALUE(SUBSTITUTE([.F94];&quot; GB&quot;;&quot;&quot;))" office:value-type="float" office:value="23.43">
            <text:p>23.43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United States</text:p>
          </table:table-cell>
          <table:table-cell office:value-type="string">
            <text:p>us</text:p>
          </table:table-cell>
          <table:table-cell office:value-type="float" office:value="1537">
            <text:p>1537</text:p>
          </table:table-cell>
          <table:table-cell office:value-type="float" office:value="2734">
            <text:p>2734</text:p>
          </table:table-cell>
          <table:table-cell office:value-type="string">
            <text:p>2336.22 GB</text:p>
          </table:table-cell>
          <table:table-cell table:formula="of:=VALUE(SUBSTITUTE([.F95];&quot; GB&quot;;&quot;&quot;))" office:value-type="float" office:value="2336.22">
            <text:p>2336.22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Kuwait</text:p>
          </table:table-cell>
          <table:table-cell office:value-type="string">
            <text:p>kw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24.18 GB</text:p>
          </table:table-cell>
          <table:table-cell table:formula="of:=VALUE(SUBSTITUTE([.F96];&quot; GB&quot;;&quot;&quot;))" office:value-type="float" office:value="24.18">
            <text:p>24.18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Taiwan</text:p>
          </table:table-cell>
          <table:table-cell office:value-type="string">
            <text:p>tw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24.29 GB</text:p>
          </table:table-cell>
          <table:table-cell table:formula="of:=VALUE(SUBSTITUTE([.F97];&quot; GB&quot;;&quot;&quot;))" office:value-type="float" office:value="24.29">
            <text:p>24.29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Ecuador</text:p>
          </table:table-cell>
          <table:table-cell office:value-type="string">
            <text:p>ec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string">
            <text:p>243.48 GB</text:p>
          </table:table-cell>
          <table:table-cell table:formula="of:=VALUE(SUBSTITUTE([.F98];&quot; GB&quot;;&quot;&quot;))" office:value-type="float" office:value="243.48">
            <text:p>243.48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Tunisia</text:p>
          </table:table-cell>
          <table:table-cell office:value-type="string">
            <text:p>tn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25.45 GB</text:p>
          </table:table-cell>
          <table:table-cell table:formula="of:=VALUE(SUBSTITUTE([.F99];&quot; GB&quot;;&quot;&quot;))" office:value-type="float" office:value="25.45">
            <text:p>25.4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Iran</text:p>
          </table:table-cell>
          <table:table-cell office:value-type="string">
            <text:p>ir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25.96 GB</text:p>
          </table:table-cell>
          <table:table-cell table:formula="of:=VALUE(SUBSTITUTE([.F100];&quot; GB&quot;;&quot;&quot;))" office:value-type="float" office:value="25.96">
            <text:p>25.96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Thailand</text:p>
          </table:table-cell>
          <table:table-cell office:value-type="string">
            <text:p>th</text:p>
          </table:table-cell>
          <table:table-cell table:number-columns-repeated="2" office:value-type="float" office:value="70">
            <text:p>70</text:p>
          </table:table-cell>
          <table:table-cell office:value-type="string">
            <text:p>250.15 GB</text:p>
          </table:table-cell>
          <table:table-cell table:formula="of:=VALUE(SUBSTITUTE([.F101];&quot; GB&quot;;&quot;&quot;))" office:value-type="float" office:value="250.15">
            <text:p>250.1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New Zealand</text:p>
          </table:table-cell>
          <table:table-cell office:value-type="string">
            <text:p>nz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26.09 GB</text:p>
          </table:table-cell>
          <table:table-cell table:formula="of:=VALUE(SUBSTITUTE([.F102];&quot; GB&quot;;&quot;&quot;))" office:value-type="float" office:value="26.09">
            <text:p>26.09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Panama</text:p>
          </table:table-cell>
          <table:table-cell office:value-type="string">
            <text:p>pa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27.60 GB</text:p>
          </table:table-cell>
          <table:table-cell table:formula="of:=VALUE(SUBSTITUTE([.F103];&quot; GB&quot;;&quot;&quot;))" office:value-type="float" office:value="27.6">
            <text:p>27.6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Philippines</text:p>
          </table:table-cell>
          <table:table-cell office:value-type="string">
            <text:p>ph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28.92 GB</text:p>
          </table:table-cell>
          <table:table-cell table:formula="of:=VALUE(SUBSTITUTE([.F104];&quot; GB&quot;;&quot;&quot;))" office:value-type="float" office:value="28.92">
            <text:p>28.92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Australia</text:p>
          </table:table-cell>
          <table:table-cell office:value-type="string">
            <text:p>au</text:p>
          </table:table-cell>
          <table:table-cell office:value-type="float" office:value="450">
            <text:p>450</text:p>
          </table:table-cell>
          <table:table-cell office:value-type="float" office:value="453">
            <text:p>453</text:p>
          </table:table-cell>
          <table:table-cell office:value-type="string">
            <text:p>297.66 GB</text:p>
          </table:table-cell>
          <table:table-cell table:formula="of:=VALUE(SUBSTITUTE([.F105];&quot; GB&quot;;&quot;&quot;))" office:value-type="float" office:value="297.66">
            <text:p>297.66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Libya</text:p>
          </table:table-cell>
          <table:table-cell office:value-type="string">
            <text:p>ly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3.45 GB</text:p>
          </table:table-cell>
          <table:table-cell table:formula="of:=VALUE(SUBSTITUTE([.F106];&quot; GB&quot;;&quot;&quot;))" office:value-type="float" office:value="3.45">
            <text:p>3.4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Nigeria</text:p>
          </table:table-cell>
          <table:table-cell office:value-type="string">
            <text:p>n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3.45 GB</text:p>
          </table:table-cell>
          <table:table-cell table:formula="of:=VALUE(SUBSTITUTE([.F107];&quot; GB&quot;;&quot;&quot;))" office:value-type="float" office:value="3.45">
            <text:p>3.4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Former Czechoslovakia</text:p>
          </table:table-cell>
          <table:table-cell office:value-type="string">
            <text:p>c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.45 GB</text:p>
          </table:table-cell>
          <table:table-cell table:formula="of:=VALUE(SUBSTITUTE([.F108];&quot; GB&quot;;&quot;&quot;))" office:value-type="float" office:value="3.45">
            <text:p>3.4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Norway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.45 GB</text:p>
          </table:table-cell>
          <table:table-cell table:formula="of:=VALUE(SUBSTITUTE([.F109];&quot; GB&quot;;&quot;&quot;))" office:value-type="float" office:value="3.45">
            <text:p>3.4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Macedonia</text:p>
          </table:table-cell>
          <table:table-cell office:value-type="string">
            <text:p>mk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.45 GB</text:p>
          </table:table-cell>
          <table:table-cell table:formula="of:=VALUE(SUBSTITUTE([.F110];&quot; GB&quot;;&quot;&quot;))" office:value-type="float" office:value="3.45">
            <text:p>3.4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Croatia</text:p>
          </table:table-cell>
          <table:table-cell office:value-type="string">
            <text:p>h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.45 GB</text:p>
          </table:table-cell>
          <table:table-cell table:formula="of:=VALUE(SUBSTITUTE([.F111];&quot; GB&quot;;&quot;&quot;))" office:value-type="float" office:value="3.45">
            <text:p>3.4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Argentina</text:p>
          </table:table-cell>
          <table:table-cell office:value-type="string">
            <text:p>ar</text:p>
          </table:table-cell>
          <table:table-cell table:number-columns-repeated="2" office:value-type="float" office:value="86">
            <text:p>86</text:p>
          </table:table-cell>
          <table:table-cell office:value-type="string">
            <text:p>304.05 GB</text:p>
          </table:table-cell>
          <table:table-cell table:formula="of:=VALUE(SUBSTITUTE([.F112];&quot; GB&quot;;&quot;&quot;))" office:value-type="float" office:value="304.05">
            <text:p>304.0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China</text:p>
          </table:table-cell>
          <table:table-cell office:value-type="string">
            <text:p>cn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string">
            <text:p>309.62 GB</text:p>
          </table:table-cell>
          <table:table-cell table:formula="of:=VALUE(SUBSTITUTE([.F113];&quot; GB&quot;;&quot;&quot;))" office:value-type="float" office:value="309.62">
            <text:p>309.62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Czech Republic</text:p>
          </table:table-cell>
          <table:table-cell office:value-type="string">
            <text:p>cz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31.09 GB</text:p>
          </table:table-cell>
          <table:table-cell table:formula="of:=VALUE(SUBSTITUTE([.F114];&quot; GB&quot;;&quot;&quot;))" office:value-type="float" office:value="31.09">
            <text:p>31.09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Egypt</text:p>
          </table:table-cell>
          <table:table-cell office:value-type="string">
            <text:p>eg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31.99 GB</text:p>
          </table:table-cell>
          <table:table-cell table:formula="of:=VALUE(SUBSTITUTE([.F115];&quot; GB&quot;;&quot;&quot;))" office:value-type="float" office:value="31.99">
            <text:p>31.99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Canada</text:p>
          </table:table-cell>
          <table:table-cell office:value-type="string">
            <text:p>ca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string">
            <text:p>310.80 GB</text:p>
          </table:table-cell>
          <table:table-cell table:formula="of:=VALUE(SUBSTITUTE([.F116];&quot; GB&quot;;&quot;&quot;))" office:value-type="float" office:value="310.8">
            <text:p>310.8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Madagascar</text:p>
          </table:table-cell>
          <table:table-cell office:value-type="string">
            <text:p>mg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32.47 GB</text:p>
          </table:table-cell>
          <table:table-cell table:formula="of:=VALUE(SUBSTITUTE([.F117];&quot; GB&quot;;&quot;&quot;))" office:value-type="float" office:value="32.47">
            <text:p>32.47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Brazil</text:p>
          </table:table-cell>
          <table:table-cell office:value-type="string">
            <text:p>br</text:p>
          </table:table-cell>
          <table:table-cell table:number-columns-repeated="2" office:value-type="float" office:value="90">
            <text:p>90</text:p>
          </table:table-cell>
          <table:table-cell office:value-type="string">
            <text:p>320.16 GB</text:p>
          </table:table-cell>
          <table:table-cell table:formula="of:=VALUE(SUBSTITUTE([.F118];&quot; GB&quot;;&quot;&quot;))" office:value-type="float" office:value="320.16">
            <text:p>320.16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Netherlands</text:p>
          </table:table-cell>
          <table:table-cell office:value-type="string">
            <text:p>nl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34.54 GB</text:p>
          </table:table-cell>
          <table:table-cell table:formula="of:=VALUE(SUBSTITUTE([.F119];&quot; GB&quot;;&quot;&quot;))" office:value-type="float" office:value="34.54">
            <text:p>34.54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Mexico</text:p>
          </table:table-cell>
          <table:table-cell office:value-type="string">
            <text:p>mx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352.85 GB</text:p>
          </table:table-cell>
          <table:table-cell table:formula="of:=VALUE(SUBSTITUTE([.F120];&quot; GB&quot;;&quot;&quot;))" office:value-type="float" office:value="352.85">
            <text:p>352.8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Israel</text:p>
          </table:table-cell>
          <table:table-cell office:value-type="string">
            <text:p>il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37.47 GB</text:p>
          </table:table-cell>
          <table:table-cell table:formula="of:=VALUE(SUBSTITUTE([.F121];&quot; GB&quot;;&quot;&quot;))" office:value-type="float" office:value="37.47">
            <text:p>37.47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Dominican Republic</text:p>
          </table:table-cell>
          <table:table-cell office:value-type="string">
            <text:p>do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.14 GB</text:p>
          </table:table-cell>
          <table:table-cell table:formula="of:=VALUE(SUBSTITUTE([.F122];&quot; GB&quot;;&quot;&quot;))" office:value-type="float" office:value="4.14">
            <text:p>4.14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El Salvador</text:p>
          </table:table-cell>
          <table:table-cell office:value-type="string">
            <text:p>sv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.14 GB</text:p>
          </table:table-cell>
          <table:table-cell table:formula="of:=VALUE(SUBSTITUTE([.F123];&quot; GB&quot;;&quot;&quot;))" office:value-type="float" office:value="4.14">
            <text:p>4.14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Belgium</text:p>
          </table:table-cell>
          <table:table-cell office:value-type="string">
            <text:p>b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.14 GB</text:p>
          </table:table-cell>
          <table:table-cell table:formula="of:=VALUE(SUBSTITUTE([.F124];&quot; GB&quot;;&quot;&quot;))" office:value-type="float" office:value="4.14">
            <text:p>4.14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Brunei Darussalam</text:p>
          </table:table-cell>
          <table:table-cell office:value-type="string">
            <text:p>b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.14 GB</text:p>
          </table:table-cell>
          <table:table-cell table:formula="of:=VALUE(SUBSTITUTE([.F125];&quot; GB&quot;;&quot;&quot;))" office:value-type="float" office:value="4.14">
            <text:p>4.14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Algeria</text:p>
          </table:table-cell>
          <table:table-cell office:value-type="string">
            <text:p>dz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.14 GB</text:p>
          </table:table-cell>
          <table:table-cell table:formula="of:=VALUE(SUBSTITUTE([.F126];&quot; GB&quot;;&quot;&quot;))" office:value-type="float" office:value="4.14">
            <text:p>4.14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Lebanon</text:p>
          </table:table-cell>
          <table:table-cell office:value-type="string">
            <text:p>l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.35 GB</text:p>
          </table:table-cell>
          <table:table-cell table:formula="of:=VALUE(SUBSTITUTE([.F127];&quot; GB&quot;;&quot;&quot;))" office:value-type="float" office:value="4.35">
            <text:p>4.3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Bolivia</text:p>
          </table:table-cell>
          <table:table-cell office:value-type="string">
            <text:p>bo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.35 GB</text:p>
          </table:table-cell>
          <table:table-cell table:formula="of:=VALUE(SUBSTITUTE([.F128];&quot; GB&quot;;&quot;&quot;))" office:value-type="float" office:value="4.35">
            <text:p>4.3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Saudi Arabia</text:p>
          </table:table-cell>
          <table:table-cell office:value-type="string">
            <text:p>s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.35 GB</text:p>
          </table:table-cell>
          <table:table-cell table:formula="of:=VALUE(SUBSTITUTE([.F129];&quot; GB&quot;;&quot;&quot;))" office:value-type="float" office:value="4.35">
            <text:p>4.3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Zambia</text:p>
          </table:table-cell>
          <table:table-cell office:value-type="string">
            <text:p>z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.35 GB</text:p>
          </table:table-cell>
          <table:table-cell table:formula="of:=VALUE(SUBSTITUTE([.F130];&quot; GB&quot;;&quot;&quot;))" office:value-type="float" office:value="4.35">
            <text:p>4.3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Sudan</text:p>
          </table:table-cell>
          <table:table-cell office:value-type="string">
            <text:p>s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.35 GB</text:p>
          </table:table-cell>
          <table:table-cell table:formula="of:=VALUE(SUBSTITUTE([.F131];&quot; GB&quot;;&quot;&quot;))" office:value-type="float" office:value="4.35">
            <text:p>4.3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Samoa Islands</text:p>
          </table:table-cell>
          <table:table-cell office:value-type="string">
            <text:p>w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.35 GB</text:p>
          </table:table-cell>
          <table:table-cell table:formula="of:=VALUE(SUBSTITUTE([.F132];&quot; GB&quot;;&quot;&quot;))" office:value-type="float" office:value="4.35">
            <text:p>4.3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Yemen</text:p>
          </table:table-cell>
          <table:table-cell office:value-type="string">
            <text:p>y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.35 GB</text:p>
          </table:table-cell>
          <table:table-cell table:formula="of:=VALUE(SUBSTITUTE([.F133];&quot; GB&quot;;&quot;&quot;))" office:value-type="float" office:value="4.35">
            <text:p>4.3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Mongolia</text:p>
          </table:table-cell>
          <table:table-cell office:value-type="string">
            <text:p>m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.35 GB</text:p>
          </table:table-cell>
          <table:table-cell table:formula="of:=VALUE(SUBSTITUTE([.F134];&quot; GB&quot;;&quot;&quot;))" office:value-type="float" office:value="4.35">
            <text:p>4.3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Ukraine</text:p>
          </table:table-cell>
          <table:table-cell office:value-type="string">
            <text:p>ua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40.63 GB</text:p>
          </table:table-cell>
          <table:table-cell table:formula="of:=VALUE(SUBSTITUTE([.F135];&quot; GB&quot;;&quot;&quot;))" office:value-type="float" office:value="40.63">
            <text:p>40.63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Japan</text:p>
          </table:table-cell>
          <table:table-cell office:value-type="string">
            <text:p>jp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437.01 GB</text:p>
          </table:table-cell>
          <table:table-cell table:formula="of:=VALUE(SUBSTITUTE([.F136];&quot; GB&quot;;&quot;&quot;))" office:value-type="float" office:value="437.01">
            <text:p>437.01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Portugal</text:p>
          </table:table-cell>
          <table:table-cell office:value-type="string">
            <text:p>pt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44.91 GB</text:p>
          </table:table-cell>
          <table:table-cell table:formula="of:=VALUE(SUBSTITUTE([.F137];&quot; GB&quot;;&quot;&quot;))" office:value-type="float" office:value="44.91">
            <text:p>44.91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Poland</text:p>
          </table:table-cell>
          <table:table-cell office:value-type="string">
            <text:p>pl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48.36 GB</text:p>
          </table:table-cell>
          <table:table-cell table:formula="of:=VALUE(SUBSTITUTE([.F138];&quot; GB&quot;;&quot;&quot;))" office:value-type="float" office:value="48.36">
            <text:p>48.36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49.59 GB</text:p>
          </table:table-cell>
          <table:table-cell table:formula="of:=VALUE(SUBSTITUTE([.F139];&quot; GB&quot;;&quot;&quot;))" office:value-type="float" office:value="49.59">
            <text:p>49.59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Great Britain</text:p>
          </table:table-cell>
          <table:table-cell office:value-type="string">
            <text:p>gb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string">
            <text:p>51.82 GB</text:p>
          </table:table-cell>
          <table:table-cell table:formula="of:=VALUE(SUBSTITUTE([.F140];&quot; GB&quot;;&quot;&quot;))" office:value-type="float" office:value="51.82">
            <text:p>51.82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Peru</text:p>
          </table:table-cell>
          <table:table-cell office:value-type="string">
            <text:p>pe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52.68 GB</text:p>
          </table:table-cell>
          <table:table-cell table:formula="of:=VALUE(SUBSTITUTE([.F141];&quot; GB&quot;;&quot;&quot;))" office:value-type="float" office:value="52.68">
            <text:p>52.68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Venezuela</text:p>
          </table:table-cell>
          <table:table-cell office:value-type="string">
            <text:p>ve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58.56 GB</text:p>
          </table:table-cell>
          <table:table-cell table:formula="of:=VALUE(SUBSTITUTE([.F142];&quot; GB&quot;;&quot;&quot;))" office:value-type="float" office:value="58.56">
            <text:p>58.56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Indonesia</text:p>
          </table:table-cell>
          <table:table-cell office:value-type="string">
            <text:p>id</text:p>
          </table:table-cell>
          <table:table-cell office:value-type="float" office:value="545">
            <text:p>545</text:p>
          </table:table-cell>
          <table:table-cell office:value-type="float" office:value="551">
            <text:p>551</text:p>
          </table:table-cell>
          <table:table-cell office:value-type="string">
            <text:p>592.61 GB</text:p>
          </table:table-cell>
          <table:table-cell table:formula="of:=VALUE(SUBSTITUTE([.F143];&quot; GB&quot;;&quot;&quot;))" office:value-type="float" office:value="592.61">
            <text:p>592.61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Bangladesh</text:p>
          </table:table-cell>
          <table:table-cell office:value-type="string">
            <text:p>b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6.91 GB</text:p>
          </table:table-cell>
          <table:table-cell table:formula="of:=VALUE(SUBSTITUTE([.F144];&quot; GB&quot;;&quot;&quot;))" office:value-type="float" office:value="6.91">
            <text:p>6.91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Costa Rica</text:p>
          </table:table-cell>
          <table:table-cell office:value-type="string">
            <text:p>c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6.91 GB</text:p>
          </table:table-cell>
          <table:table-cell table:formula="of:=VALUE(SUBSTITUTE([.F145];&quot; GB&quot;;&quot;&quot;))" office:value-type="float" office:value="6.91">
            <text:p>6.91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Switzerland</text:p>
          </table:table-cell>
          <table:table-cell office:value-type="string">
            <text:p>ch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6.91 GB</text:p>
          </table:table-cell>
          <table:table-cell table:formula="of:=VALUE(SUBSTITUTE([.F146];&quot; GB&quot;;&quot;&quot;))" office:value-type="float" office:value="6.91">
            <text:p>6.91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Sweden</text:p>
          </table:table-cell>
          <table:table-cell office:value-type="string">
            <text:p>s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6.91 GB</text:p>
          </table:table-cell>
          <table:table-cell table:formula="of:=VALUE(SUBSTITUTE([.F147];&quot; GB&quot;;&quot;&quot;))" office:value-type="float" office:value="6.91">
            <text:p>6.91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South Korea</text:p>
          </table:table-cell>
          <table:table-cell office:value-type="string">
            <text:p>kr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string">
            <text:p>62.01 GB</text:p>
          </table:table-cell>
          <table:table-cell table:formula="of:=VALUE(SUBSTITUTE([.F148];&quot; GB&quot;;&quot;&quot;))" office:value-type="float" office:value="62.01">
            <text:p>62.01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Chile</text:p>
          </table:table-cell>
          <table:table-cell office:value-type="string">
            <text:p>cl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62.56 GB</text:p>
          </table:table-cell>
          <table:table-cell table:formula="of:=VALUE(SUBSTITUTE([.F149];&quot; GB&quot;;&quot;&quot;))" office:value-type="float" office:value="62.56">
            <text:p>62.56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Trinidad and Tobago</text:p>
          </table:table-cell>
          <table:table-cell office:value-type="string">
            <text:p>t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7.05 GB</text:p>
          </table:table-cell>
          <table:table-cell table:formula="of:=VALUE(SUBSTITUTE([.F150];&quot; GB&quot;;&quot;&quot;))" office:value-type="float" office:value="7.05">
            <text:p>7.0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Hong Kong</text:p>
          </table:table-cell>
          <table:table-cell office:value-type="string">
            <text:p>hk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7.80 GB</text:p>
          </table:table-cell>
          <table:table-cell table:formula="of:=VALUE(SUBSTITUTE([.F151];&quot; GB&quot;;&quot;&quot;))" office:value-type="float" office:value="7.8">
            <text:p>7.8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Azerbaidjan</text:p>
          </table:table-cell>
          <table:table-cell office:value-type="string">
            <text:p>az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70.36 GB</text:p>
          </table:table-cell>
          <table:table-cell table:formula="of:=VALUE(SUBSTITUTE([.F152];&quot; GB&quot;;&quot;&quot;))" office:value-type="float" office:value="70.36">
            <text:p>70.36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Cape Verde</text:p>
          </table:table-cell>
          <table:table-cell office:value-type="string">
            <text:p>cv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8.11 GB</text:p>
          </table:table-cell>
          <table:table-cell table:formula="of:=VALUE(SUBSTITUTE([.F153];&quot; GB&quot;;&quot;&quot;))" office:value-type="float" office:value="8.11">
            <text:p>8.11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Cameroon</text:p>
          </table:table-cell>
          <table:table-cell office:value-type="string">
            <text:p>cm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8.28 GB</text:p>
          </table:table-cell>
          <table:table-cell table:formula="of:=VALUE(SUBSTITUTE([.F154];&quot; GB&quot;;&quot;&quot;))" office:value-type="float" office:value="8.28">
            <text:p>8.28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string">
            <text:p>83.33 GB</text:p>
          </table:table-cell>
          <table:table-cell table:formula="of:=VALUE(SUBSTITUTE([.F155];&quot; GB&quot;;&quot;&quot;))" office:value-type="float" office:value="83.33">
            <text:p>83.33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Vietnam</text:p>
          </table:table-cell>
          <table:table-cell office:value-type="string">
            <text:p>vn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85.00 GB</text:p>
          </table:table-cell>
          <table:table-cell table:formula="of:=VALUE(SUBSTITUTE([.F156];&quot; GB&quot;;&quot;&quot;))" office:value-type="float" office:value="85">
            <text:p>85</text:p>
          </table:table-cell>
        </table:table-row>
        <table:table-row table:style-name="ro1">
          <table:table-cell office:value-type="string">
            <text:p>download.ice</text:p>
          </table:table-cell>
          <table:table-cell office:value-type="string">
            <text:p>Sri Lanka</text:p>
          </table:table-cell>
          <table:table-cell office:value-type="string">
            <text:p>lk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9.75 GB</text:p>
          </table:table-cell>
          <table:table-cell table:formula="of:=VALUE(SUBSTITUTE([.F157];&quot; GB&quot;;&quot;&quot;))" office:value-type="float" office:value="9.75">
            <text:p>9.75</text:p>
          </table:table-cell>
        </table:table-row>
      </table:table>
      <table:table table:name="Sheet3" table:style-name="ta1" table:print="false">
        <table:table-column table:style-name="co5" table:default-cell-style-name="ce5"/>
        <table:table-column table:style-name="co6" table:default-cell-style-name="ce6"/>
        <table:table-column table:style-name="co4" table:default-cell-style-name="ce5"/>
        <table:table-column table:style-name="co4" table:default-cell-style-name="ce7"/>
        <table:table-column table:style-name="co4" table:default-cell-style-name="ce8"/>
        <table:table-column table:style-name="co4" table:default-cell-style-name="ce9"/>
        <table:table-column table:style-name="co4" table:default-cell-style-name="ce5"/>
        <table:table-row table:style-name="ro1">
          <table:table-cell table:number-columns-repeated="7"/>
        </table:table-row>
      </table:table>
      <table:database-ranges>
        <table:database-range table:target-range-address="Sheet3.A2:Sheet3.G91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9">01/19/2012</text:date>, <text:time>21:4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Mandel</meta:initial-creator>
    <meta:creation-date>2012-01-19T17:05:43</meta:creation-date>
    <dc:date>2012-01-19T21:48:39</dc:date>
    <dc:creator>Alex Mandel</dc:creator>
    <meta:editing-duration>PT2H4M54S</meta:editing-duration>
    <meta:editing-cycles>18</meta:editing-cycles>
    <meta:generator>LibreOffice/3.3$Unix LibreOffice_project/330m19$Build-401</meta:generator>
    <meta:document-statistic meta:table-count="3" meta:cell-count="1259" meta:object-count="0"/>
  </office:meta>
</office:document-meta>
</file>